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81cm" draw:marker-start="Arrow" draw:marker-start-width="0.42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5.6cm" svg:height="1.8cm" svg:x="11.2cm" svg:y="0.4cm">
          <text:p text:style-name="P1"><text:span text:style-name="T1">TG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4cm" svg:height="2.2cm" svg:x="1cm" svg:y="0.2cm">
          <text:p text:style-name="P1"><text:span text:style-name="T1">Source</text:span><text:span text:style-name="T1"><text:line-break/></text:span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4cm" svg:height="2.2cm" svg:x="21.6cm" svg:y="0.2cm">
          <text:p text:style-name="P1"><text:span text:style-name="T1">Target</text:span><text:span text:style-name="T1"><text:line-break/></text:span><text:span text:style-name="T1">Metamode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cm" svg:y1="1.3cm" svg:x2="6.4cm" svg:y2="1.3cm" draw:start-shape="id1" draw:start-glue-point="3" draw:end-shape="id2" draw:end-glue-point="1" svg:d="M11200 1300h-4800" svg:viewBox="0 0 4801 1">
          <text:p/>
        </draw:connector>
        <draw:connector draw:style-name="gr2" draw:text-style-name="P1" draw:layer="layout" draw:type="line" svg:x1="16.8cm" svg:y1="1.3cm" svg:x2="21.6cm" svg:y2="1.3cm" draw:start-shape="id1" draw:start-glue-point="1" draw:end-shape="id3" svg:d="M16800 1300h4800" svg:viewBox="0 0 4801 1">
          <text:p/>
        </draw:connector>
        <draw:frame draw:style-name="gr3" draw:layer="layout" svg:width="3.076cm" svg:height="0.962cm" svg:x="7.9cm" svg:y="0.4cm">
          <draw:text-box>
            <text:p>Refers to</text:p>
          </draw:text-box>
        </draw:frame>
        <draw:frame draw:style-name="gr3" draw:layer="layout" svg:width="3.076cm" svg:height="0.962cm" svg:x="17.2cm" svg:y="0.4cm">
          <draw:text-box>
            <text:p>Refers to</text:p>
          </draw:text-box>
        </draw:frame>
        <draw:custom-shape draw:style-name="gr1" draw:text-style-name="P2" xml:id="id4" draw:id="id4" draw:layer="layout" svg:width="6.2cm" svg:height="2.2cm" svg:x="10.9cm" svg:y="6cm">
          <text:p text:style-name="P1"><text:span text:style-name="T1">Synchronization</text:span><text:span text:style-name="T1"><text:line-break/></text:span><text:span text:style-name="T1">Too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cm" svg:y1="6cm" svg:x2="14cm" svg:y2="2.2cm" draw:start-shape="id4" draw:start-glue-point="0" draw:end-shape="id1" draw:end-glue-point="2" svg:d="M14000 6000v-3800" svg:viewBox="0 0 1 3801">
          <text:p/>
        </draw:connector>
        <draw:frame draw:style-name="gr4" draw:layer="layout" svg:width="6.6cm" svg:height="1.673cm" svg:x="14cm" svg:y="3.1cm">
          <draw:text-box>
            <text:p>Derives</text:p>
            <text:p>Operation Semantics</text:p>
          </draw:text-box>
        </draw:frame>
        <draw:custom-shape draw:style-name="gr1" draw:text-style-name="P2" xml:id="id6" draw:id="id6" draw:layer="layout" svg:width="5.4cm" svg:height="2.2cm" svg:x="21.6cm" svg:y="6cm">
          <text:p text:style-name="P1"><text:span text:style-name="T1">Target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4cm" svg:height="2.2cm" svg:x="1cm" svg:y="6cm">
          <text:p text:style-name="P1"><text:span text:style-name="T1">Source Mode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.7cm" svg:y1="6cm" svg:x2="3.7cm" svg:y2="2.4cm" draw:start-shape="id5" draw:start-glue-point="0" draw:end-shape="id2" draw:end-glue-point="2" svg:d="M3700 6000v-3600" svg:viewBox="0 0 1 3601">
          <text:p/>
        </draw:connector>
        <draw:connector draw:style-name="gr5" draw:text-style-name="P1" draw:layer="layout" draw:type="line" svg:x1="24.3cm" svg:y1="6cm" svg:x2="24.3cm" svg:y2="2.4cm" draw:start-shape="id6" draw:start-glue-point="0" draw:end-shape="id3" draw:end-glue-point="2" svg:d="M24300 6000v-3600" svg:viewBox="0 0 1 3601">
          <text:p/>
        </draw:connector>
        <draw:connector draw:style-name="gr2" draw:text-style-name="P1" draw:layer="layout" draw:type="line" svg:x1="10.9cm" svg:y1="7.1cm" svg:x2="6.4cm" svg:y2="7.1cm" draw:start-shape="id4" draw:start-glue-point="3" draw:end-shape="id5" draw:end-glue-point="1" svg:d="M10900 7100h-4500" svg:viewBox="0 0 4501 1">
          <text:p/>
        </draw:connector>
        <draw:connector draw:style-name="gr2" draw:text-style-name="P1" draw:layer="layout" draw:type="line" svg:x1="17.1cm" svg:y1="7.1cm" svg:x2="21.6cm" svg:y2="7.1cm" draw:start-shape="id4" draw:start-glue-point="1" draw:end-shape="id6" draw:end-glue-point="3" svg:d="M17100 7100h4500" svg:viewBox="0 0 4501 1">
          <text:p/>
        </draw:connector>
        <draw:frame draw:style-name="gr3" draw:text-style-name="P1" draw:layer="layout" svg:width="3.389cm" svg:height="1.673cm" svg:x="7.3cm" svg:y="5.5cm">
          <draw:text-box>
            <text:p text:style-name="P1">Reads<text:line-break/>and writes</text:p>
          </draw:text-box>
        </draw:frame>
        <draw:frame draw:style-name="gr4" draw:layer="layout" svg:width="4cm" svg:height="0.962cm" svg:x="3.6cm" svg:y="3.5cm">
          <draw:text-box>
            <text:p>Conforms to</text:p>
          </draw:text-box>
        </draw:frame>
        <draw:frame draw:style-name="gr4" draw:layer="layout" svg:width="4cm" svg:height="0.962cm" svg:x="24.2cm" svg:y="3.4cm">
          <draw:text-box>
            <text:p>Conforms to</text:p>
          </draw:text-box>
        </draw:frame>
        <draw:custom-shape draw:style-name="gr6" draw:text-style-name="P3" xml:id="id7" draw:id="id7" draw:layer="layout" svg:width="5.4cm" svg:height="2.2cm" svg:x="21.6cm" svg:y="11.8cm">
          <text:p text:style-name="P1"><text:span text:style-name="T2">Target</text:span><text:span text:style-name="T2"><text:line-break/></text:span><text:span text:style-name="T2">Physical Mode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4.3cm" svg:y1="8.2cm" svg:x2="24.3cm" svg:y2="11.8cm" draw:start-shape="id6" draw:end-shape="id7" draw:end-glue-point="0" svg:d="M24300 8200v3600" svg:viewBox="0 0 1 3601">
          <text:p/>
        </draw:connector>
        <draw:custom-shape draw:style-name="gr6" draw:text-style-name="P3" xml:id="id8" draw:id="id8" draw:layer="layout" svg:width="5.4cm" svg:height="2.2cm" svg:x="1cm" svg:y="11.8cm">
          <text:p text:style-name="P1"><text:span text:style-name="T2">Source</text:span><text:span text:style-name="T2"><text:line-break/></text:span><text:span text:style-name="T2">Physical Mode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7cm" svg:y1="8.2cm" svg:x2="3.7cm" svg:y2="11.8cm" draw:start-shape="id5" draw:start-glue-point="2" draw:end-shape="id8" draw:end-glue-point="0" svg:d="M3700 8200v3600" svg:viewBox="0 0 1 3601">
          <text:p/>
        </draw:connector>
        <draw:frame draw:style-name="gr4" draw:layer="layout" svg:width="2.5cm" svg:height="0.962cm" svg:x="3.7cm" svg:y="9.501cm">
          <draw:text-box>
            <text:p>Adapts</text:p>
          </draw:text-box>
        </draw:frame>
        <draw:frame draw:style-name="gr4" draw:layer="layout" svg:width="2.5cm" svg:height="0.962cm" svg:x="24.4cm" svg:y="9.501cm">
          <draw:text-box>
            <text:p>Adapts</text:p>
          </draw:text-box>
        </draw:frame>
        <draw:frame draw:style-name="gr3" draw:text-style-name="P1" draw:layer="layout" svg:width="3.389cm" svg:height="1.673cm" svg:x="17.5cm" svg:y="5.527cm">
          <draw:text-box>
            <text:p text:style-name="P1">Reads<text:line-break/>and writes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2:56:59.102699576</meta:creation-date>
    <dc:date>2016-03-09T06:06:35.610823546</dc:date>
    <meta:editing-duration>P0D</meta:editing-duration>
    <meta:editing-cycles>3</meta:editing-cycles>
    <meta:generator>LibreOffice/4.2.8.2$Linux_X86_64 LibreOffice_project/420m0$Build-2</meta:generator>
    <meta:document-statistic meta:object-count="49"/>
  </office:meta>
</office:document-meta>
</file>